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Nam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.QName( String namespaceURI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Name.toHash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String namespaceURI , String prefix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Nam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get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